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/>
    <style:font-face style:name="WordVisi MSFontService" svg:font-family="'WordVisi MSFontService', Calibri, 'Calibri EmbeddedFont', 'Calibri MSFontService', sans-serif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style:font-name="Arial1" fo:font-size="8pt" fo:font-style="italic" officeooo:paragraph-rsid="0022c6d2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fo:color="#000000" style:font-name="Arial" fo:font-size="10pt" officeooo:paragraph-rsid="003376f6" style:font-size-asian="10pt" style:font-size-complex="10pt"/>
    </style:style>
    <style:style style:name="P7" style:family="paragraph" style:parent-style-name="Standard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639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21cm" loext:contextual-spacing="false" fo:text-align="justify" style:justify-single-word="false"/>
      <style:text-properties officeooo:paragraph-rsid="00371244"/>
    </style:style>
    <style:style style:name="P9" style:family="paragraph" style:parent-style-name="Standard">
      <style:paragraph-properties fo:margin-top="0cm" fo:margin-bottom="0.21cm" loext:contextual-spacing="false" fo:text-align="justify" style:justify-single-word="false"/>
      <style:text-properties fo:color="#000000" style:font-name="Arial" fo:font-size="10pt" style:text-underline-style="none" officeooo:rsid="0029b227" officeooo:paragraph-rsid="00371244" style:font-size-asian="10pt" style:font-size-complex="10pt" style:font-weight-complex="bold"/>
    </style:style>
    <style:style style:name="P10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000000" style:font-name="Arial" fo:font-size="8pt" style:font-size-asian="8pt" style:font-size-complex="8pt"/>
    </style:style>
    <style:style style:name="P11" style:family="paragraph" style:parent-style-name="Text_20_body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639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loext:contextual-spacing="false" fo:text-align="justify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1d9ae8" officeooo:paragraph-rsid="001d9a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loext:contextual-spacing="false" fo:text-align="justify" style:justify-single-word="false"/>
      <style:text-properties officeooo:paragraph-rsid="00263935"/>
    </style:style>
    <style:style style:name="P14" style:family="paragraph" style:parent-style-name="Text_20_body">
      <style:paragraph-properties fo:margin-top="0cm" fo:margin-bottom="0.21cm" loext:contextual-spacing="false" fo:text-align="justify" style:justify-single-word="false"/>
      <style:text-properties fo:color="#2a6099" style:font-name="Arial" fo:font-size="10pt" fo:letter-spacing="-0.004cm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Text_20_body">
      <style:paragraph-properties fo:margin-top="0cm" fo:margin-bottom="0.21cm" loext:contextual-spacing="false" fo:text-align="justify" style:justify-single-word="false"/>
      <style:text-properties fo:font-size="10pt" officeooo:paragraph-rsid="002d0ade" style:font-size-asian="10pt" style:font-size-complex="10pt"/>
    </style:style>
    <style:style style:name="P16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" fo:font-size="10pt" officeooo:paragraph-rsid="003376f6" style:font-size-asian="10pt" style:font-name-complex="Arial" style:font-size-complex="10pt"/>
    </style:style>
    <style:style style:name="P17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" fo:font-size="10pt" officeooo:paragraph-rsid="003376f6" style:font-size-asian="10pt" style:font-name-complex="Arial4" style:font-size-complex="10pt"/>
    </style:style>
    <style:style style:name="P18" style:family="paragraph" style:parent-style-name="Text_20_body">
      <style:paragraph-properties fo:margin-left="0.563cm" fo:margin-right="0.441cm" fo:margin-top="0cm" fo:margin-bottom="0.21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style:font-name="Arial" fo:font-size="8pt" fo:letter-spacing="-0.004cm" style:font-size-asian="8pt" style:font-name-complex="Arial" style:font-size-complex="8pt" fo:hyphenate="true" loext:hyphenation-no-caps="false"/>
    </style:style>
    <style:style style:name="P19" style:family="paragraph" style:parent-style-name="Text_20_body" style:master-page-name="MP0">
      <style:paragraph-properties fo:margin-top="0cm" fo:margin-bottom="0.21cm" loext:contextual-spacing="false" fo:text-align="center" style:justify-single-word="false" style:page-number="auto" fo:break-before="page"/>
      <style:text-properties style:font-name="Arial" fo:font-size="13pt" fo:font-style="italic" fo:font-weight="bold" style:font-size-asian="13pt" style:font-style-asian="italic" style:font-weight-asian="bold" style:font-size-complex="13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style:font-name="Arial" fo:font-size="10pt" officeooo:rsid="0029b227" style:font-size-asian="10pt" style:font-size-complex="10pt" style:font-weight-complex="bold"/>
    </style:style>
    <style:style style:name="T2" style:family="text">
      <style:text-properties fo:color="#000000" style:font-name="Arial" fo:font-size="10pt" officeooo:rsid="00354bca" style:font-size-asian="10pt" style:font-size-complex="10pt" style:font-weight-complex="bold"/>
    </style:style>
    <style:style style:name="T3" style:family="text">
      <style:text-properties fo:color="#000000" style:font-name="Arial1" fo:font-size="10pt" officeooo:rsid="0039180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style:font-name="Arial1" fo:font-size="10pt" officeooo:rsid="0053c0d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style:font-name="Arial1" fo:font-size="10pt" officeooo:rsid="004f29e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style:font-name="Arial1" fo:font-size="10pt" officeooo:rsid="004d58c6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style:font-name="Arial1" fo:font-size="10pt" officeooo:rsid="0047680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style:font-name="Arial1" fo:font-size="10pt" officeooo:rsid="0037124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style:font-name="Arial1" fo:font-size="10pt" fo:font-weight="normal" officeooo:rsid="0056f3a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0" style:family="text">
      <style:text-properties fo:color="#000000" style:font-name="Arial1" fo:font-size="10pt" fo:font-weight="normal" officeooo:rsid="00371244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text-line-through-style="none" style:text-line-through-type="none" fo:letter-spacing="normal" fo:language="es" fo:country="ES" fo:font-style="normal" fo:font-weight="normal" style:text-blinking="false" loext:padding="0cm" loext:border="none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officeooo:rsid="002bf344"/>
    </style:style>
    <style:style style:name="T16" style:family="text">
      <style:text-properties fo:color="#2a6099" style:font-name="Arial" fo:letter-spacing="-0.004cm" fo:font-weight="bold" style:font-weight-asian="bold" style:font-name-complex="Arial" style:font-weight-complex="bold"/>
    </style:style>
    <style:style style:name="T17" style:family="text">
      <style:text-properties fo:color="#2a6099" style:font-name="Arial" fo:letter-spacing="-0.004cm" fo:font-weight="bold" officeooo:rsid="002d0ade" style:font-weight-asian="bold" style:font-name-complex="Arial" style:font-weight-complex="bold"/>
    </style:style>
    <style:style style:name="T18" style:family="text">
      <style:text-properties fo:color="#2a6099" style:font-name="Arial1" fo:font-size="10pt" fo:font-weight="bold" officeooo:rsid="0056f3ae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9" style:family="text">
      <style:text-properties officeooo:rsid="002e83ff"/>
    </style:style>
    <style:style style:name="T20" style:family="text">
      <style:text-properties officeooo:rsid="00314b8b"/>
    </style:style>
    <style:style style:name="T21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2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weight-complex="normal"/>
    </style:style>
    <style:style style:name="T23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4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5" style:family="text">
      <style:text-properties fo:font-weight="bold" officeooo:rsid="00149f96" style:font-weight-asian="bold" style:font-weight-complex="bold"/>
    </style:style>
    <style:style style:name="T26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OLICITUD AUTORIZACIÓN OPERACIÓN</text:p>
      <text:p text:style-name="P10"/>
      <text:p text:style-name="P11">Número de expediente: <text:span text:style-name="T11">$$V_NUMEXP$$</text:span> </text:p>
      <text:p text:style-name="P13"><text:span text:style-name="Fuente_20_de_20_párrafo_20_predeter."><text:span text:style-name="T14">Nombre del expediente: </text:span></text:span><text:span text:style-name="Fuente_20_de_20_párrafo_20_predeter."><text:span text:style-name="T12">$$V_TITULOEXP$$</text:span></text:span><text:span text:style-name="Fuente_20_de_20_párrafo_20_predeter."><text:span text:style-name="T14"> </text:span></text:span></text:p>
      <text:p text:style-name="P7">Fecha: $$DIA_SISTEMA$$ <text:span text:style-name="T19">de </text:span>$$MES_SISTEMA$$ <text:span text:style-name="T19">de </text:span>$$EJERCICIO_SISTEMA$$</text:p>
      <text:p text:style-name="P12"/>
      <text:p text:style-name="P8"><text:span text:style-name="T1">Por la presente se pone en su conocimiento que </text:span><text:span text:style-name="T18">[en caso de que se haya emitido resolución]</text:span><text:span text:style-name="T3">por </text:span><text:span text:style-name="T4">r</text:span><text:span text:style-name="T5">esolución</text:span><text:span text:style-name="T6"> </text:span><text:span text:style-name="T7">de fecha $$F_F_RA</text:span><text:span text:style-name="T8">F</text:span><text:span text:style-name="T7">$$</text:span><text:span text:style-name="T18">[en caso de que se haya emitido acuerdo]</text:span><text:span text:style-name="T9">por acuerdo de Pleno de fecha $$F_F_AP</text:span><text:span text:style-name="T10">D</text:span><text:span text:style-name="T9">$$, </text:span><text:span text:style-name="T10">se</text:span><text:span text:style-name="T1"> ha aprobado la concertación de una operación de préstamo a largo plazo, lo que se comunica a los efectos de solicitar la autorización prevista en el artículo 53 del texto refundido de la Ley Reguladora de las Haciendas Locales, </text:span><text:span text:style-name="T2">aprobado por </text:span><text:span text:style-name="T1">Real Decreto Legislativo 2/2004, de 5 de marzo, al encontrarse esta entidad en uno de los supuestos para los que se exige autorización previa:</text:span></text:p>
      <text:p text:style-name="P9"><text:span text:style-name="T13">$$LISTA_DOC_NOTIFICAR$$</text:span> </text:p>
      <text:p text:style-name="P14"><text:span text:style-name="T15">[S</text:span>egún la nota informativa sobre el endeudamiento de las EELL en el ejercicio 2019, en cuanto a la tramitación de la solicitud de autorización cuya competencia resida en el Ministerio de Hacienda y Función Pública deberán seguirse las siguientes pautas:</text:p>
      <text:p text:style-name="P14">A)<text:tab/>En todo caso: </text:p>
      <text:p text:style-name="P14">1. La tramitación del expediente de autorización requiere haber dado previamente cumplimiento a las obligaciones de suministro de información establecidas en la Orden HAP/2105/2012, de 1 de octubre, por la que se desarrollan las obligaciones de suministro de información previstas en la Ley Orgánica 2/2012, de 27 de abril, de Estabilidad Presupuestaria y Sostenibilidad Financiera. </text:p>
      <text:p text:style-name="P14">2. Disponer de la liquidación definitiva del ejercicio inmediatamente anterior. </text:p>
      <text:p text:style-name="P14">3. Cumplimiento del principio de prudencia financiera, establecido en el artículo 48 bis del Real Decreto Legislativo 2/2004 y Resoluciones de desarrollo de la Secretaría General del Tesoro y Política Financiera. </text:p>
      <text:p text:style-name="P14">4. El escrito de remisión se acompañará de un índice numerado de la documentación contenida.</text:p>
      <text:p text:style-name="P14">B)<text:tab/>Operaciones de crédito a largo para la financiación de inversiones. </text:p>
      <text:p text:style-name="P14">La solicitud deberá incorporar la siguiente documentación: </text:p>
      <text:p text:style-name="P14">1. Documento de aprobación de la operación de endeudamiento (Acuerdo del Pleno, decreto de alcaldía <text:span text:style-name="T20">o presidencia</text:span>, u otro órgano competente, según los casos). (Artículo 52 Real Decreto Legislativo 2/2004). </text:p>
      <text:p text:style-name="P14">2. Acreditación de la cobertura presupuestaria en el ejercicio en vigor (cuando sea necesaria). (Artículo 49 y 50 Real Decreto Legislativo 2/2004). </text:p>
      <text:p text:style-name="P14">3. Informe de intervención sobre la liquidación del ejercicio anterior. (Artículo 191 Real Decreto Legislativo 2/2004).</text:p>
      <text:p text:style-name="P14">4. Informe de intervención sobre presupuesto corriente (o expediente de modificación en que se contenga la operación). (Artículo 168.4 o 177.2 Real Decreto Legislativo 2/2004).</text:p>
      <text:p text:style-name="P14">5. Informe de intervención sobre la operación planteada en el que se analizará, especialmente, la capacidad de la entidad local para hacer frente, en el tiempo, a las obligaciones que de aquella se deriven para esta (deberá incluir necesariamente la estimación del ahorro neto y del nivel de endeudamiento que se produce con la nueva operación). Artículo 52.2 Real Decreto Legislativo 2/2004). Adicionalmente, en este informe se deberá informar sobre el impacto en la estabilidad presupuestaria de la operación solicitada al cierre del ejercicio.</text:p>
      <text:p text:style-name="P14">6. Certificación, por la intervención local, del cumplimiento del principio de prudencia financiera, establecido en el artículo 48 bis del Real Decreto Legislativo 2/2004 y Resoluciones de desarrollo de la Secretaría General del Tesoro y Política Financiera, en la/s operación/es a concertar y, en caso de <text:soft-page-break/>incumplimiento, Memoria “en la que se detalle la conveniencia financiera de la operación, justificando que la misma no pone en riesgo su solvencia financiera”. </text:p>
      <text:p text:style-name="P15"><text:span text:style-name="T16">7. Certificación, por la intervención local, de no haber incumplido los planes de saneamiento financiero o de reducción de deuda aprobados al amparo de las disposiciones adicionales 73ª de la </text:span><text:span text:style-name="T17">Ley de Presupuestos Generales del Estado</text:span><text:span text:style-name="T16"> para 2013, 74ª de la </text:span><text:span text:style-name="T17">Ley de Presupuestos Generales del Estado</text:span><text:span text:style-name="T16"> para 2014 o 77ª de la </text:span><text:span text:style-name="T17">Ley de Presupuestos Generales del Estado</text:span><text:span text:style-name="T16"> para 2015.</text:span></text:p>
      <text:p text:style-name="P14">8. Relación de inversiones, programa y grado de ejecución, forma de financiación, vida útil y futura rentabilidad y gastos derivados (Artículo 53.7 Real Decreto Legislativo 2/2004).</text:p>
      <text:p text:style-name="P14"><text:s/>9. Planes y programas de inversión (Artículo 166 Real Decreto Legislativo 2/2004) </text:p>
      <text:p text:style-name="P14">10.Certificación de riesgos potenciales o previsibles que puedan derivarse para el Ayuntamiento <text:span text:style-name="T20">o Diputación</text:span> de sentencias judiciales consecuencia de recursos en tramitación o de cualquier otro motivo y que puedan afectar a la solvencia de la Corporación y Certificación de la Intervención municipal <text:span text:style-name="T20">o provincial</text:span>, negativa o positiva según proceda, en el que se informe del importe de las obligaciones pendientes de aplicar al presupuesto del propio Ayuntamiento <text:span text:style-name="T20">o Diputación</text:span> y de sus organismos autónomos. </text:p>
      <text:p text:style-name="P14">11.Contratos de colaboración entre el sector público y el sector privado, en caso de existir. Con la entrada en vigor de la Ley 9/2017, de 8 de noviembre, de Contratos del Sector Público, por la que se transponen al ordenamiento jurídico español las Directivas del Parlamento Europeo y del Consejo 2014/23/UE y 2014/24/UE, de 26 de febrero de 2014, esta categoría de contratos queda integrada en la modalidad de contrato de concesión. </text:p>
      <text:p text:style-name="P14">12.En el caso de emisiones de títulos, la documentación adicional exigida por el artículo 4 del Real Decreto 705/2002, de 19 de julio, por el que se regula la autorización de las emisiones de deuda pública de las entidades locales.<text:span text:style-name="T15">]</text:span></text:p>
      <text:p text:style-name="P6"/>
      <text:p text:style-name="P17"><text:span text:style-name="Fuente_20_de_20_párrafo_20_predeter."><text:span text:style-name="T24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3"><text:text-input text:description="JOOScript">${(FIRMANTES_FDO_AUXILIAR)!}</text:text-input></text:span></text:span><text:span text:style-name="T25"><text:s/></text:span><text:span text:style-name="Fuente_20_de_20_párrafo_20_predeter."><text:span text:style-name="T21"><text:text-input text:description="JOOScript">${(FIRMANTES_AUXILIAR)!}</text:text-input></text:span></text:span><text:span text:style-name="Fuente_20_de_20_párrafo_20_predeter."><text:span text:style-name="T21"><text:s/></text:span></text:span></text:p>
      <text:p text:style-name="P16"><text:span text:style-name="Fuente_20_de_20_párrafo_20_predeter."><text:span text:style-name="T22"><text:text-input text:description="JOOScript">${(FIRMANTE_DELEGACION_AUXILIAR)!}</text:text-input></text:span></text:span><text:span text:style-name="Fuente_20_de_20_párrafo_20_predeter."><text:span text:style-name="T22"><text:s/></text:span>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/>
    <style:font-face style:name="WordVisi MSFontService" svg:font-family="'WordVisi MSFontService', Calibri, 'Calibri EmbeddedFont', 'Calibri MSFontService', sans-serif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8pt" fo:font-weight="bold" style:font-size-asian="8pt" style:font-weight-asian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hyphenation-ladder-count="no-limit"/>
      <style:text-properties fo:hyphenate="false" loext:hyphenation-no-caps="false"/>
    </style:style>
    <style:style style:name="Estilo2" style:family="paragraph" style:parent-style-name="Standard">
      <style:paragraph-properties fo:line-height="150%" fo:text-align="center" style:justify-single-word="false" fo:hyphenation-ladder-count="no-limit" fo:keep-with-next="always"/>
      <style:text-properties style:font-name="Verdana" fo:font-family="Verdana" style:font-family-generic="swiss" style:font-pitch="variable"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family-generic="system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family-generic="system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1LVL2" style:display-name="WW_CharLFO1LVL2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2" style:display-name="WW_CharLFO2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3" style:display-name="WW_CharLFO2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4" style:display-name="WW_CharLFO2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5" style:display-name="WW_CharLFO2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6" style:display-name="WW_CharLFO2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7" style:display-name="WW_CharLFO2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8" style:display-name="WW_CharLFO2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9" style:display-name="WW_CharLFO2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•">
        <style:list-level-properties text:min-label-width="0.635cm"/>
        <style:text-properties style:font-name="StarSymbol"/>
      </text:list-level-style-bullet>
      <text:list-level-style-bullet text:level="2" text:style-name="WW_5f_CharLFO1LVL2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5" style:family="paragraph" style:parent-style-name="Standard_20__28_user_29_">
      <style:paragraph-properties fo:text-align="end" style:justify-single-word="false"/>
      <style:text-properties fo:color="#000000" style:font-name="Arial1" fo:font-size="10pt" fo:font-style="italic" officeooo:paragraph-rsid="0022c6d2" style:font-size-asian="10pt" style:font-style-asian="italic" style:font-size-complex="10pt" style:font-style-complex="italic"/>
    </style:style>
    <style:style style:name="MP6" style:family="paragraph" style:parent-style-name="Standard_20__28_user_29_">
      <style:paragraph-properties fo:text-align="end" style:justify-single-word="false"/>
      <style:text-properties fo:color="#000000" style:font-name="Arial1" fo:font-size="8pt" fo:font-style="italic" officeooo:paragraph-rsid="0022c6d2" style:font-size-asian="8pt" style:font-style-asian="italic" style:font-size-complex="8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$$IMG_LOGO_AYTO$$</text:p>
        <text:p text:style-name="MP2">$$TRATAMIENTO_AYTO$$ $$NOMBRE_AYTO$$</text:p>
        <text:p text:style-name="MP3"><draw:frame text:anchor-type="paragraph" draw:z-index="1" draw:name="Forma1" draw:style-name="Mgr1" draw:text-style-name="MP4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5">$$WEB_AYTO$$</text:p>
        <text:p text:style-name="MP6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9-09-12T10:48:57.337000000</meta:creation-date>
    <meta:editing-cycles>29</meta:editing-cycles>
    <meta:editing-duration>PT5H7M29S</meta:editing-duration>
    <dc:date>2021-04-09T12:28:33.132000000</dc:date>
    <meta:document-statistic meta:table-count="0" meta:image-count="0" meta:object-count="0" meta:page-count="2" meta:paragraph-count="34" meta:word-count="840" meta:character-count="5632" meta:non-whitespace-character-count="4814"/>
    <meta:template xlink:type="simple" xlink:actuate="onRequest" xlink:title="" xlink:href="../../../../CON01CPA/v01r04/CON01CPA/PRA_01.%20Providencia%20de%20alcaldía.odt/Normal"/>
  </office:meta>
</office:document-meta>
</file>